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oaming photo booth rental Newport Beach</text:span></text:p>
      <text:p text:style-name="P2"/>
      <text:p text:style-name="P1">The technology is already in tall demand. promotion and production companies along following party planners are clamoring to safe their concern dates to come up with the money for clients a exaggeration to generate militant and engaging content. How it works is a high definition camera orbits a propos event goers and films a 360 degree slow occupation video thats streamed to a social media sharing station where users can instantly permission their videos. A video director helps to stage users to ensure the best video is captured though an on-site host assists users in sharing the completed product. The company hopes the auxiliary of a 360 photo booth will broaden its photo booth offerings. In the age of Instagram, content is king and video content in particular is forging the exaggeration to social media conquest.</text:p>
      <text:p text:style-name="P1">This week, we announced the commencement of a 360 degree slow-motion video booth. Its a game-changer because of the unique user experience it provides and because theres such high request for this type of content. promotion and production companies are already clamoring to secure their concern dates so they can offer clients considering objector content generation. The booths high-definition camera circles in relation to people at an event, filming a 360-degree slow-motion video. Guests are after that adept to instantly ration that video via social media in a sharing station, where theyre assisted by a special host. We wish the addition of a 360 photo booth will broaden the companys photo booth offerings and spread their accomplish into swap markets.</text:p>
      <text:p text:style-name="P1">Next week, we announced their creation of a 360 slow commotion video booth. I think its a game-changer due to the uniqueness of the user experience and the content it generates. The further benefits is already in tall demand. publicity and production companies, along next party planners, have been contacting us to safe their dates, hoping to present clients later than forward looking and engaging content. As a guest stands in tummy of the high-definition camera, it orbits on the subject of them and films a 360 slow-motion video. Guests instantly access their videos in a booth from which they can allowance their videos upon social media or download them to their phones. In auxiliary to video and photo booths we already offer, we wish that the adjunct of a 360 photo booth will broaden our offerings. In this day and age, good photos and videos are roughly more important than the event itself subsequently it comes to hosting endeavors upon Instagram. We have many further products in the pipeline that we think our customers will love! </text:p>
      <text:p text:style-name="P1">In the age of Instagram, its certain that high-quality content is king and video content, in particular, is leading the quirk to social media conquest. The booth is first rolling out at locations later than holiday markets past living thing within reach for everyone. As seen on YouTube, Instagram, Facebook, and supplementary social media channels how much fun people have put on an act videos gone connections and family; I acknowledge this will essentially give a positive response off similar to goings-on using this device. Even more appropriately at goings-on behind participants who have no idea how to use enjoyable video equipment or software. I often see people posting photos upon Instagram or Facebook from a good night out and urge on stage at a concert. Sometimes they are filmed from inside their friends phone. Due to that limitation, these clips will not get into your feed without some finessing in post production on video editing software. Coming soon to a city near you! If you are planning an event, now may be the mature to employ an advertising agency or even bring in your own specialists to set occurring this let pass of the art booth right at your neighboring accomplish or film premiere.</text:p>
      <text:p text:style-name="P1">To use the other service, customers enter the booth using an iPad. A high-definition camera orbits on the order of the booth, filming a slow-motion video in 360 degrees. Customers receive their videos at a livestreaming table and can after that use an iPad to portion their videos subsequently the world. A video director helps arrange customers in the best doable mannerism to ensure good footage. An usher assists customers using the iPad at the livestreaming table.</text:p>
      <text:p text:style-name="P1">The company hopes that the auxiliary of a 360-degree photo booth will broaden its photo booth offerings.</text:p>
      <text:p text:style-name="P1">This week, we announced the instigation of their extra 360 slow commotion video booth. Theyre already in high demand: situation planners and businesses want to cassette the booths at their events, and promotion agencies and businesses want more information. How it works is a tall definition camera orbiting a propos event goers and films a 360 degree slow commotion video. Videos are subsequently streamed to a social media sharing station where users can instantly permission their videos. The company hopes that the complement of a 360 photo booth will create the product more interesting. </text:p>
      <text:p text:style-name="P1"/>
      <text:p text:style-name="P1">Photo booths have always been a classic pretentiousness of having fun at a party or concern on the subject of tawny County. Its no bewilderment that suitably many people enjoy getting their photos taken at a photo booth. lucky Frog Photo Booth in OC offers an assortment of photo booth packages to exploit any celebration or business type. One of the most popular photo booths is the Selfie Kiosk, which snaps pictures, boomerangs, and GIFs. Guests acquire in fact burning subsequently these photo booths because they can watch themselves touch concerning in looped photos and videos, and they create great entertainment at a party. The best allowance is, these looping GIF videos can be shared upon social media platforms instantly. Photos are an excellent quirk to preserve memories from your special occasion, and nowadays, you can even make video messages from the video booth in just seconds. The Selfie Kiosk can be used to occupy memories for birthdays, Bar and Bat Mitzvahs and even corporate events. These GIF animations are shared directly like guests in seconds, making your event more well-liked online. lucky Frog Photo Booth in OC offers you the unintentional to acquire your photos and videos taken just the quirk you want them at any event. Is your next issue nearly tawny County a Seminar, Conference, Trade conduct yourself or Workshop? most likely just a regular corporate event? fortunate Frog Photo Booth OC has a variety of fun photo booth packages to accomplishment all occasion. One of their packages is the GIF booth, which takes a burst of pictures that are amass into a fast video. The video is then looped and is an instant hit afterward everyone! Guests can text, email, and allocation the video on social media for perpetual memories. Photos are unorthodox excellent showing off to commemorate your special occasion. fortunate Frog Photo Booth in OC in addition to offers a unique photo booth experience, perfect for weddings, birthdays, Bar/Bat Mitzvahs, etc.Your wedding memories last a lifetime and its important to remember to maintain them. fortunate Frog Photo Booth in OC offers GIF booths that make a looping video. Its an fascinating concept that is perfect for any event. If you are in the make public for photo booths, GIFs, Boomerangs, or 360 video booths for your wedding, birthday celebration, Bar Mitzvah, or corporate event, lucky Frog Photo Booth in OC has you covered. </text:p>
      <text:p text:style-name="P1">A grad party is a special celebration that commemorates a student's accomplishments, and at the thesame mature is an opportunity for parents to honor their children. Whether it be graduating from learned as an undergraduate, tall studious as a freshman, or even kindergarten, the grad party is the perfect excuse to celebrate following a photo booth or a selfie booth. even if there are many ways to celebrate the student, having a photo booth at a grad party is one pretension that allows every of their friends to acquire to know them and each extra in a fun and simple way. It moreover creates incredible memories for them to keep forever.</text:p>
      <text:p text:style-name="P1">Graduations; links and family arrive together to celebrate a in the manner of in a lifetime achievement. What improved mannerism to great compliment their accomplishments than to rent a photo booth? A photo booth is the absolute entertainment for a tall theoretical or educational graduation party: It allows classmates to interact and celebrate their momentous achievement. {} Booking an approach ventilate photo booth is a great artifice to maintain graduation memories for approximately everyone; even shy grads will have no misfortune taking a few selfies as they viewpoint their graduation into a genuine celebration. </text:p>
      <text:p text:style-name="P1"/>
      <text:p text:style-name="P1">If you tone subsequently a party taking into consideration a characterize booth is the showing off to go, there are a number of affordable facilities out there. Rental companies will have the funds for the backdrop, props, and person to discharge duty the equipment. You just choose what nice of booth and theme you want. Karaoke is popular at grad parties previously not everyone can associate in on formal dancing or singing. These facilities will send someone beyond to set going on the equipment and produce an effect guests how to use it. then people can sing along following a microphone or even handily watch their connections and wedding album the video for posterity. The process of recording and sharing videos has been approximately for years gone desktop software subsequent to Windows Movie Maker, but now consumers have many swing options to collaborate, chat, and part content like connections all from their own social media platforms with Facebook Messenger and Skype. These tools allow users to seamlessly allocation content directly onto their friends feeds, eliminating the craving to badly affect very nearly editing or uploading files to YouTube.</text:p>
      <text:p text:style-name="P1"> If you want to make the illusion of an looking for excitement do its stuff in a private home that isnt actually really taking place inside your successful room, look no additional than a karaoke machine. even if DJ's may nevertheless be relevant for event events, for whatever else, a karaoke machine could be ideal for both novelty and utility. every you have to reach is affix your phone or laptop through Bluetooth or USB and choose out your favorite tune or some antiquated standby. You'll have your own private piece of legislation appearance from which without help you or others afterward compatible tech can see what's happening. You'll never again have to awkwardly listen to someone croon out of tune subsequently no one invited them to sing (nor will you have to acknowledge those awkward moments yourself). That's one issue roughly karaoke that has always been great: letting people who adore music and singing run the perform rather than a hired musician who thinks these people should sing bigger (and quite frankly probably wouldn't get paid as much).</text:p>
      <text:p text:style-name="P1">This celebration of all of their accomplishments. intimates and contacts associate together in this celebration. What greater than before pretentiousness to praise the student than to have memories of all of their contacts for them to keep forever. And what augmented mannerism to get that than using an instant photo booth rental? Its perfect for grad parties because it allows guests to join and understand pictures like each other. A characterize is one of the most treasured items a person can have, suitably reserving a photo booth for your party is a great exaggeration to immortalize those memories for the dismount of your life. every person has a alternating personality or likes substitute ways of entertainment. thus even your bashful guests shouldnt have a suffering jumping into a photo booth for a few pictures. Its a kind of all-purpose, all-ages entertainment that wont leave anyone standing awkwardly in the corner.</text:p>
      <text:p text:style-name="P1"> I have always loved knowing about things that my friends adore and locate beneficial and helpful, therefore I am always avid in hearing practically things that they are using that might make my animatronics easier as well. Today, my pal Jackie shares her favorite products on Amazon below $20 and they range from all you habit to declutter and organize your home to outfits she finds lovely (and is maybe even as soon as buying).</text:p>
      <text:p text:style-name="P3">BeachLife Festival is one the largest beach parties and liven up music festivals in Southern California, held annually in Redondo seashore right neighboring to the Redondo beach Marina. Last year not far off from 11 thousand people attended the 3 day festival, and it featured many skillfully known artists.</text:p>
      <text:p text:style-name="P8"><text:span text:style-name="T2">RELEVANT KEYWORDS</text:span></text:p>
      <text:p text:style-name="P1"><text:soft-page-break/>The list of keywords we used to create this document :</text:p>
      <text:p text:style-name="P1"/>
      <text:p text:style-name="P3">Roaming photo booth rental Newport Beach,Roaming photo booth rental Corona Del Mar,Roaming photo booth rental Newport Coast</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soft-page-break/><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soft-page-break/><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soft-page-break/><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4"/>
      <text:p text:style-name="P9"><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8"><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42" meta:word-count="2890" meta:character-count="17949" meta:non-whitespace-character-count="15194"/>
    <meta:generator>LibreOfficeDev/6.0.5.2$Linux_X86_64 LibreOffice_project/</meta:generator>
  </office:meta>
</office:document-meta>
</file>